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8df" officeooo:paragraph-rsid="000198df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198df" officeooo:paragraph-rsid="000198df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Text_20_body">
      <style:paragraph-properties fo:margin-top="0cm" fo:margin-bottom="0cm" style:contextual-spacing="false" style:writing-mode="lr-tb"/>
    </style:style>
    <style:style style:name="P6" style:family="paragraph" style:parent-style-name="Text_20_body">
      <style:paragraph-properties fo:margin-top="0cm" fo:margin-bottom="0cm" style:contextual-spacing="false" style:writing-mode="lr-tb"/>
      <style:text-properties fo:color="#2b9b62" loext:opacity="100%"/>
    </style:style>
    <style:style style:name="T1" style:family="text">
      <style:text-properties fo:color="#a5397a" loext:opacity="100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/>
    </style:style>
    <style:style style:name="T4" style:family="text">
      <style:text-properties fo:color="#7f0055" loext:opacity="100%" style:font-name="Monospace" fo:font-size="10pt" fo:font-weight="bold" style:font-size-asian="10pt" style:font-weight-asian="bold"/>
    </style:style>
    <style:style style:name="T5" style:family="text">
      <style:text-properties fo:color="#000000" loext:opacity="100%" style:font-name="Monospace" fo:font-size="10pt" style:font-size-asian="10pt"/>
    </style:style>
    <style:style style:name="T6" style:family="text">
      <style:text-properties fo:color="#000000" loext:opacity="100%" style:font-name="Monospace" fo:font-size="10pt" fo:font-style="italic" style:font-size-asian="10pt" style:font-style-asian="italic"/>
    </style:style>
    <style:style style:name="T7" style:family="text">
      <style:text-properties fo:color="#000000" loext:opacity="100%" style:font-name="Monospace" fo:font-size="10pt" fo:font-weight="bold" style:font-size-asian="10pt" style:font-weight-asian="bold"/>
    </style:style>
    <style:style style:name="T8" style:family="text">
      <style:text-properties fo:color="#6a3e3e" loext:opacity="100%" style:font-name="Monospace" fo:font-size="10pt" style:font-size-asian="10pt"/>
    </style:style>
    <style:style style:name="T9" style:family="text">
      <style:text-properties fo:color="#3f7f5f" loext:opacity="100%" style:font-name="Monospace" fo:font-size="10pt" style:font-size-asian="10pt"/>
    </style:style>
    <style:style style:name="T10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11" style:family="text">
      <style:text-properties fo:color="#2a00ff" loext:opacity="100%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-11(Assignments)</text:p>
      <text:p text:style-name="P1"/>
      <text:p text:style-name="P1"/>
      <text:p text:style-name="P2"><text:span text:style-name="T4">2.package</text:span><text:span text:style-name="T5"> com.java.dailyAssignments11;</text:span></text:p>
      <text:p text:style-name="P4"/>
      <text:p text:style-name="P3"><text:span text:style-name="T4">import</text:span><text:span text:style-name="T5"> java.time.LocalTime;</text:span></text:p>
      <text:p text:style-name="P4"/>
      <text:p text:style-name="P3"><text:span text:style-name="T4">public</text:span><text:span text:style-name="T5"> </text:span><text:span text:style-name="T4">class</text:span><text:span text:style-name="T5"> CurrentTime {</text:span></text:p>
      <text:p text:style-name="P3"><text:span text:style-name="T5"><text:s/></text:span></text:p>
      <text:p text:style-name="P3"><text:span text:style-name="T5"><text:tab/></text:span><text:span text:style-name="T4">public</text:span><text:span text:style-name="T5"> </text:span><text:span text:style-name="T4">static</text:span><text:span text:style-name="T5"> </text:span><text:span text:style-name="T4">void</text:span><text:span text:style-name="T5"> main(String[] </text:span><text:span text:style-name="T8">args</text:span><text:span text:style-name="T5">) {</text:span></text:p>
      <text:p text:style-name="P3"><text:span text:style-name="T5"><text:tab/><text:tab/></text:span><text:span text:style-name="T4">int</text:span><text:span text:style-name="T5"> </text:span><text:span text:style-name="T8">totalTime</text:span><text:span text:style-name="T5"> = 20; </text:span><text:span text:style-name="T9">// Total time to run the program in seconds</text:span></text:p>
      <text:p text:style-name="P3"><text:span text:style-name="T5"><text:tab/><text:tab/></text:span><text:span text:style-name="T4">int</text:span><text:span text:style-name="T5"> </text:span><text:span text:style-name="T8">interval</text:span><text:span text:style-name="T5"> = 2; </text:span><text:span text:style-name="T9">// Interval between each time printing in seconds</text:span></text:p>
      <text:p text:style-name="P3"><text:span text:style-name="T5"><text:s/></text:span></text:p>
      <text:p text:style-name="P3"><text:span text:style-name="T5"><text:tab/><text:tab/>LocalTime </text:span><text:span text:style-name="T8">startTime</text:span><text:span text:style-name="T5"> = LocalTime.</text:span><text:span text:style-name="T6">now</text:span><text:span text:style-name="T5">();</text:span></text:p>
      <text:p text:style-name="P3"><text:span text:style-name="T5"><text:tab/><text:tab/>LocalTime </text:span><text:span text:style-name="T8">endTime</text:span><text:span text:style-name="T5"> = </text:span><text:span text:style-name="T8">startTime</text:span><text:span text:style-name="T5">.plusSeconds(</text:span><text:span text:style-name="T8">totalTime</text:span><text:span text:style-name="T5">);</text:span></text:p>
      <text:p text:style-name="P3"><text:span text:style-name="T5"><text:s/></text:span></text:p>
      <text:p text:style-name="P3"><text:span text:style-name="T5"><text:tab/><text:tab/></text:span><text:span text:style-name="T4">while</text:span><text:span text:style-name="T5"> (LocalTime.</text:span><text:span text:style-name="T6">now</text:span><text:span text:style-name="T5">().isBefore(</text:span><text:span text:style-name="T8">endTime</text:span><text:span text:style-name="T5">)) {</text:span></text:p>
      <text:p text:style-name="P3"><text:span text:style-name="T5"><text:tab/><text:tab/><text:tab/>System.</text:span><text:span text:style-name="T10">out</text:span><text:span text:style-name="T5">.println(</text:span><text:span text:style-name="T11">"Current time: "</text:span><text:span text:style-name="T5"> + LocalTime.</text:span><text:span text:style-name="T6">now</text:span><text:span text:style-name="T5">());</text:span></text:p>
      <text:p text:style-name="P3"><text:span text:style-name="T5"><text:tab/><text:tab/><text:tab/></text:span><text:span text:style-name="T4">try</text:span><text:span text:style-name="T5"> {</text:span></text:p>
      <text:p text:style-name="P3"><text:span text:style-name="T5"><text:tab/><text:tab/><text:tab/><text:tab/>Thread.</text:span><text:span text:style-name="T6">sleep</text:span><text:span text:style-name="T5">(</text:span><text:span text:style-name="T8">interval</text:span><text:span text:style-name="T5"> * 1000); </text:span><text:span text:style-name="T9">// Convert seconds to milliseconds</text:span></text:p>
      <text:p text:style-name="P3"><text:span text:style-name="T5"><text:tab/><text:tab/><text:tab/>} </text:span><text:span text:style-name="T4">catch</text:span><text:span text:style-name="T5"> (InterruptedException </text:span><text:span text:style-name="T8">e</text:span><text:span text:style-name="T5">) {</text:span></text:p>
      <text:p text:style-name="P3"><text:span text:style-name="T5"><text:tab/><text:tab/><text:tab/><text:tab/>System.</text:span><text:span text:style-name="T10">err</text:span><text:span text:style-name="T5">.println(</text:span><text:span text:style-name="T11">"Thread interrupted: "</text:span><text:span text:style-name="T5"> + </text:span><text:span text:style-name="T8">e</text:span><text:span text:style-name="T5">);</text:span></text:p>
      <text:p text:style-name="P3"><text:span text:style-name="T5"><text:tab/><text:tab/><text:tab/>}</text:span></text:p>
      <text:p text:style-name="P3"><text:span text:style-name="T5"><text:tab/><text:tab/>}</text:span></text:p>
      <text:p text:style-name="P3"><text:span text:style-name="T5"><text:tab/><text:tab/>System.</text:span><text:span text:style-name="T10">out</text:span><text:span text:style-name="T5">.println(</text:span><text:span text:style-name="T11">"Done the program"</text:span><text:span text:style-name="T5">);</text:span></text:p>
      <text:p text:style-name="P3"><text:span text:style-name="T5"><text:tab/>}</text:span></text:p>
      <text:p text:style-name="P1"><text:span text:style-name="T5">}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7">1.</text:span><text:span text:style-name="T4">public</text:span><text:span text:style-name="T5"> </text:span><text:span text:style-name="T4">class</text:span><text:span text:style-name="T5"> DaemonThread {</text:span></text:p>
      <text:p text:style-name="P3"><text:span text:style-name="T4">public</text:span><text:span text:style-name="T5"> </text:span><text:span text:style-name="T4">void</text:span><text:span text:style-name="T5"> run() </text:span><text:span text:style-name="T4">throws</text:span><text:span text:style-name="T5"> InterruptedException {</text:span></text:p>
      <text:p text:style-name="P3"><text:span text:style-name="T5"><text:tab/>Thread </text:span><text:span text:style-name="T8">t1</text:span><text:span text:style-name="T5">=</text:span><text:span text:style-name="T4">new</text:span><text:span text:style-name="T5"> Thread();</text:span></text:p>
      <text:p text:style-name="P3"><text:span text:style-name="T5"><text:tab/></text:span><text:span text:style-name="T8">t1</text:span><text:span text:style-name="T5">.start();</text:span></text:p>
      <text:p text:style-name="P3"><text:span text:style-name="T5"><text:tab/>System.</text:span><text:span text:style-name="T10">out</text:span><text:span text:style-name="T5">.println(</text:span><text:span text:style-name="T11">"running child Thread in loop"</text:span><text:span text:style-name="T5">);</text:span></text:p>
      <text:p text:style-name="P3"><text:span text:style-name="T5"><text:tab/></text:span><text:span text:style-name="T4">try</text:span><text:span text:style-name="T5"> {</text:span></text:p>
      <text:p text:style-name="P3"><text:span text:style-name="T5"><text:tab/>Thread.</text:span><text:span text:style-name="T6">sleep</text:span><text:span text:style-name="T5">(2000);</text:span></text:p>
      <text:p text:style-name="P3"><text:span text:style-name="T5"><text:tab/>}</text:span></text:p>
      <text:p text:style-name="P3"><text:span text:style-name="T5"><text:tab/></text:span><text:span text:style-name="T4">catch</text:span><text:span text:style-name="T5">(InterruptedException </text:span><text:span text:style-name="T8">e</text:span><text:span text:style-name="T5">) {</text:span></text:p>
      <text:p text:style-name="P3"><text:span text:style-name="T5"><text:tab/><text:tab/>System.</text:span><text:span text:style-name="T10">out</text:span><text:span text:style-name="T5">.println(</text:span><text:span text:style-name="T11">"Thread interrupted..."</text:span><text:span text:style-name="T5">);</text:span></text:p>
      <text:p text:style-name="P3"><text:span text:style-name="T5"><text:tab/>}</text:span></text:p>
      <text:p text:style-name="P3"><text:span text:style-name="T5">}</text:span></text:p>
      <text:p text:style-name="P1"><text:span text:style-name="T5">}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>Day-11(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0:26:06.192673082</meta:creation-date>
    <dc:date>2024-06-14T10:28:45.244304720</dc:date>
    <meta:editing-duration>PT2M39S</meta:editing-duration>
    <meta:editing-cycles>1</meta:editing-cycles>
    <meta:document-statistic meta:table-count="0" meta:image-count="0" meta:object-count="0" meta:page-count="1" meta:paragraph-count="37" meta:word-count="115" meta:character-count="983" meta:non-whitespace-character-count="853"/>
    <meta:generator>LibreOffice/7.3.7.2$Linux_X86_64 LibreOffice_project/30$Build-2</meta:generator>
  </office:meta>
</office:document-meta>
</file>